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117cm" fo:min-width="1.16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118cm" fo:min-width="1.16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388cm" fo:min-width="1.16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324cm" fo:min-width="1.20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544cm" fo:min-width="8.009cm"/>
    </style:style>
    <style:style style:name="co1" style:family="table-column">
      <style:table-column-properties style:column-width="2.015cm" style:use-optimal-column-width="false"/>
    </style:style>
    <style:style style:name="co2" style:family="table-column">
      <style:table-column-properties style:column-width="1.443cm" style:use-optimal-column-width="false"/>
    </style:style>
    <style:style style:name="co3" style:family="table-column">
      <style:table-column-properties style:column-width="1.948cm" style:use-optimal-column-width="false"/>
    </style:style>
    <style:style style:name="co4" style:family="table-column">
      <style:table-column-properties style:column-width="2.093cm" style:use-optimal-column-width="false"/>
    </style:style>
    <style:style style:name="co5" style:family="table-column">
      <style:table-column-properties style:column-width="2.095cm" style:use-optimal-column-width="false"/>
    </style:style>
    <style:style style:name="co6" style:family="table-column">
      <style:table-column-properties style:column-width="2.133cm" style:use-optimal-column-width="false"/>
    </style:style>
    <style:style style:name="co7" style:family="table-column">
      <style:table-column-properties style:column-width="1.527cm" style:use-optimal-column-width="false"/>
    </style:style>
    <style:style style:name="co8" style:family="table-column">
      <style:table-column-properties style:column-width="2.062cm" style:use-optimal-column-width="false"/>
    </style:style>
    <style:style style:name="co9" style:family="table-column">
      <style:table-column-properties style:column-width="2.451cm" style:use-optimal-column-width="false"/>
    </style:style>
    <style:style style:name="co10" style:family="table-column">
      <style:table-column-properties style:column-width="2.134cm" style:use-optimal-column-width="false"/>
    </style:style>
    <style:style style:name="co11" style:family="table-column">
      <style:table-column-properties style:column-width="1.528cm" style:use-optimal-column-width="false"/>
    </style:style>
    <style:style style:name="co12" style:family="table-column">
      <style:table-column-properties style:column-width="2.621cm" style:use-optimal-column-width="false"/>
    </style:style>
    <style:style style:name="co13" style:family="table-column">
      <style:table-column-properties style:column-width="1.876cm" style:use-optimal-column-width="false"/>
    </style:style>
    <style:style style:name="co14" style:family="table-column">
      <style:table-column-properties style:column-width="1.592cm" style:use-optimal-column-width="false"/>
    </style:style>
    <style:style style:name="co15" style:family="table-column">
      <style:table-column-properties style:column-width="2.166cm" style:use-optimal-column-width="false"/>
    </style:style>
    <style:style style:name="co16" style:family="table-column">
      <style:table-column-properties style:column-width="7.874cm" style:use-optimal-column-width="false"/>
    </style:style>
    <style:style style:name="co17" style:family="table-column">
      <style:table-column-properties style:column-width="1.142cm" style:use-optimal-column-width="false"/>
    </style:style>
    <style:style style:name="ro1" style:family="table-row">
      <style:table-row-properties style:row-height="-0.126cm"/>
    </style:style>
    <style:style style:name="ro2" style:family="table-row">
      <style:table-row-properties style:row-height="0.574cm"/>
    </style:style>
    <style:style style:name="ro3" style:family="table-row">
      <style:table-row-properties style:row-height="0.653cm"/>
    </style:style>
    <style:style style:name="ro4" style:family="table-row">
      <style:table-row-properties style:row-height="0.576cm"/>
    </style:style>
    <style:style style:name="ro5" style:family="table-row">
      <style:table-row-properties style:row-height="0.596cm"/>
    </style:style>
    <style:style style:name="ro6" style:family="table-row">
      <style:table-row-properties style:row-height="0.601cm"/>
    </style:style>
    <style:style style:name="ro7" style:family="table-row">
      <style:table-row-properties style:row-height="0.886cm"/>
    </style:style>
    <style:style style:name="ro8" style:family="table-row">
      <style:table-row-properties style:row-height="0.854cm"/>
    </style:style>
    <style:style style:name="ro9" style:family="table-row">
      <style:table-row-properties style:row-height="0.887cm"/>
    </style:style>
    <style:style style:name="ro10" style:family="table-row">
      <style:table-row-properties style:row-height="0.578cm"/>
    </style:style>
    <style:style style:name="ro11" style:family="table-row">
      <style:table-row-properties style:row-height="-4.539cm"/>
    </style:style>
    <style:style style:name="ro12" style:family="table-row">
      <style:table-row-properties style:row-height="0cm"/>
    </style:style>
    <style:style style:name="ce1" style:family="table-cell">
      <style:paragraph-properties fo:border="0.03pt solid #000000"/>
      <style:text-properties fo:color="#ffffff" fo:font-size="8pt" style:font-size-asian="8pt" style:font-size-complex="8pt"/>
    </style:style>
    <style:style style:name="ce2" style:family="table-cell">
      <style:paragraph-properties fo:border="0.03pt solid #000000"/>
      <style:text-properties fo:font-size="8pt" style:font-size-asian="8pt" style:font-size-complex="8pt"/>
    </style:style>
    <style:style style:name="ce3" style:family="table-cell">
      <style:paragraph-properties fo:border="0.57pt solid #000000"/>
      <style:text-properties fo:color="#ffffff" fo:font-size="8pt" style:font-size-asian="8pt" style:font-size-complex="8pt"/>
    </style:style>
    <style:style style:name="ce4" style:family="table-cell">
      <style:paragraph-properties fo:border="0.57pt solid #000000"/>
      <style:text-properties fo:font-size="8pt" style:font-size-asian="8pt" style:font-size-complex="8pt"/>
    </style:style>
    <style:style style:name="ce5" style:family="table-cell">
      <style:paragraph-properties fo:border="0.03pt solid #000000"/>
      <style:text-properties fo:color="#ffffff" fo:font-size="8pt" fo:font-weight="bold" style:font-size-asian="8pt" style:font-weight-asian="bold" style:font-size-complex="8pt" style:font-weight-complex="bold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ffffff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  <style:text-properties fo:font-size="10pt"/>
    </style:style>
    <style:style style:name="P4" style:family="paragraph">
      <style:text-properties fo:color="#ffffff" fo:font-size="8pt" style:font-size-asian="8pt" style:font-size-complex="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color="#ffffff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357cm" svg:height="0.519cm" svg:x="14.39cm" svg:y="7.641cm">
          <text:p text:style-name="P1">Alu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357cm" svg:height="0.518cm" svg:x="9.127cm" svg:y="12.097cm">
          <text:p text:style-name="P1">Co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357cm" svg:height="0.519cm" svg:x="4.612cm" svg:y="7.466cm">
          <text:p text:style-name="P1">Vê Colan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2.357cm" svg:height="0.9cm" svg:x="22.336cm" svg:y="9.89cm">
          <text:p text:style-name="P1">Estuda p/</text:p>
          <text:p text:style-name="P1">Prov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5" draw:id="id5" draw:layer="layout" svg:width="2.414cm" svg:height="0.81cm" svg:x="15.223cm" svg:y="15.859cm">
          <text:p text:style-name="P1">Sente-se </text:p>
          <text:p text:style-name="P1">Penaliz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s" svg:x1="14.39cm" svg:y1="7.901cm" svg:x2="5.791cm" svg:y2="7.466cm" draw:start-shape="id1" draw:start-glue-point="6" draw:end-shape="id2" draw:end-glue-point="4" svg:d="M14390 7901h-502l-8097-937v502" svg:viewBox="0 0 8600 938">
          <text:p/>
        </draw:connector>
        <draw:connector draw:style-name="gr5" draw:text-style-name="P3" draw:layer="layout" draw:type="lines" svg:x1="14.735cm" svg:y1="8.084cm" svg:x2="10.306cm" svg:y2="12.097cm" draw:start-shape="id1" draw:start-glue-point="7" draw:end-shape="id3" draw:end-glue-point="4" svg:d="M14735 8084v577l-4429 2935v501" svg:viewBox="0 0 4430 4014">
          <text:p/>
        </draw:connector>
        <draw:connector draw:style-name="gr5" draw:text-style-name="P3" draw:layer="layout" draw:type="lines" draw:line-skew="0cm -1.531cm" svg:x1="16.747cm" svg:y1="7.901cm" svg:x2="23.515cm" svg:y2="9.89cm" draw:start-shape="id1" draw:start-glue-point="10" draw:end-shape="id4" draw:end-glue-point="4" svg:d="M16747 7901h501l6267-43v2032" svg:viewBox="0 0 6769 2033">
          <text:p/>
        </draw:connector>
        <draw:connector draw:style-name="gr5" draw:text-style-name="P3" draw:layer="layout" draw:type="lines" svg:x1="10.306cm" svg:y1="12.615cm" svg:x2="15.223cm" svg:y2="16.264cm" draw:start-shape="id3" draw:start-glue-point="8" draw:end-shape="id5" draw:end-glue-point="6" svg:d="M10306 12615v502l4416 3147h501" svg:viewBox="0 0 4918 3650">
          <text:p/>
        </draw:connector>
        <draw:connector draw:style-name="gr5" draw:text-style-name="P3" draw:layer="layout" draw:type="lines" draw:line-skew="5.017cm" svg:x1="23.515cm" svg:y1="10.79cm" svg:x2="17.637cm" svg:y2="16.264cm" draw:start-shape="id4" draw:start-glue-point="8" draw:end-shape="id5" draw:end-glue-point="10" svg:d="M23515 10790v5519l-5376-45h-502" svg:viewBox="0 0 5879 5520">
          <text:p/>
        </draw:connector>
        <draw:frame draw:style-name="standard" draw:layer="layout" svg:width="7.498cm" svg:height="1.721cm" svg:x="2.043cm" svg:y="8.052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Vê colando</text:p>
              </table:table-cell>
              <table:table-cell>
                <text:p text:style-name="P4">Básico</text:p>
              </table:table-cell>
              <table:table-cell>
                <text:p text:style-name="P4">Secundário</text:p>
              </table:table-cell>
              <table:table-cell>
                <text:p text:style-name="P4">Universitário</text:p>
              </table:table-cell>
            </table:table-row>
            <table:table-row table:style-name="ro2" table:default-cell-style-name="ce2">
              <table:table-cell>
                <text:p text:style-name="P5">Sim</text:p>
              </table:table-cell>
              <table:table-cell>
                <text:p text:style-name="P5">0.10</text:p>
              </table:table-cell>
              <table:table-cell>
                <text:p text:style-name="P5">1</text:p>
              </table:table-cell>
              <table:table-cell>
                <text:p text:style-name="P5">0.80</text:p>
              </table:table-cell>
            </table:table-row>
            <table:table-row table:style-name="ro2" table:default-cell-style-name="ce2">
              <table:table-cell>
                <text:p text:style-name="P5">Não</text:p>
              </table:table-cell>
              <table:table-cell>
                <text:p text:style-name="P5">0.90</text:p>
              </table:table-cell>
              <table:table-cell>
                <text:p text:style-name="P5">0</text:p>
              </table:table-cell>
              <table:table-cell>
                <text:p text:style-name="P5">0.2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485cm" svg:height="1.305cm" svg:x="13.138cm" svg:y="5.826cm">
          <table:table table:template-name="bw" table:use-first-row-styles="true" table:use-banding-rows-styles="true">
            <table:table-column table:style-name="co2"/>
            <table:table-column table:style-name="co3"/>
            <table:table-column table:style-name="co5"/>
            <table:table-row table:style-name="ro3" table:default-cell-style-name="ce1">
              <table:table-cell>
                <text:p text:style-name="P4">Básico</text:p>
              </table:table-cell>
              <table:table-cell>
                <text:p text:style-name="P4">Secundário</text:p>
              </table:table-cell>
              <table:table-cell>
                <text:p text:style-name="P4">Universitário</text:p>
              </table:table-cell>
            </table:table-row>
            <table:table-row table:style-name="ro3" table:default-cell-style-name="ce2">
              <table:table-cell>
                <text:p text:style-name="P5">0.60</text:p>
              </table:table-cell>
              <table:table-cell>
                <text:p text:style-name="P5">0.30</text:p>
              </table:table-cell>
              <table:table-cell>
                <text:p text:style-name="P5">0.1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5cm" svg:height="1.723cm" svg:x="1.466cm" svg:y="11.74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5"/>
            <table:table-row table:style-name="ro2" table:default-cell-style-name="ce1">
              <table:table-cell>
                <text:p text:style-name="P4">Cola</text:p>
              </table:table-cell>
              <table:table-cell>
                <text:p text:style-name="P4">Básico</text:p>
              </table:table-cell>
              <table:table-cell>
                <text:p text:style-name="P4">Secundário</text:p>
              </table:table-cell>
              <table:table-cell>
                <text:p text:style-name="P4">Universitário</text:p>
              </table:table-cell>
            </table:table-row>
            <table:table-row table:style-name="ro2" table:default-cell-style-name="ce2">
              <table:table-cell>
                <text:p text:style-name="P5">Sim</text:p>
              </table:table-cell>
              <table:table-cell>
                <text:p text:style-name="P5">0</text:p>
              </table:table-cell>
              <table:table-cell>
                <text:p text:style-name="P5">0.80</text:p>
              </table:table-cell>
              <table:table-cell>
                <text:p text:style-name="P5">0.60</text:p>
              </table:table-cell>
            </table:table-row>
            <table:table-row table:style-name="ro4" table:default-cell-style-name="ce2">
              <table:table-cell>
                <text:p text:style-name="P5">Não</text:p>
              </table:table-cell>
              <table:table-cell>
                <text:p text:style-name="P5">1</text:p>
              </table:table-cell>
              <table:table-cell>
                <text:p text:style-name="P5">0.20</text:p>
              </table:table-cell>
              <table:table-cell>
                <text:p text:style-name="P5">0.4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172cm" svg:height="2.875cm" svg:x="12.043cm" svg:y="16.952cm">
          <table:table table:template-name="bw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2" table:default-cell-style-name="ce1">
              <table:table-cell>
                <text:p text:style-name="P4">Cola</text:p>
              </table:table-cell>
              <table:table-cell>
                <text:p text:style-name="P4">Estuda</text:p>
              </table:table-cell>
              <table:table-cell>
                <text:p text:style-name="P4">Sente-se</text:p>
              </table:table-cell>
              <table:table-cell>
                <text:p text:style-name="P4">Não Sente-se</text:p>
              </table:table-cell>
            </table:table-row>
            <table:table-row table:style-name="ro2" table:default-cell-style-name="ce2">
              <table:table-cell>
                <text:p text:style-name="P5">Sim</text:p>
              </table:table-cell>
              <table:table-cell>
                <text:p text:style-name="P5">Sim</text:p>
              </table:table-cell>
              <table:table-cell>
                <text:p text:style-name="P5">0.10</text:p>
              </table:table-cell>
              <table:table-cell>
                <text:p text:style-name="P5">0.90</text:p>
              </table:table-cell>
            </table:table-row>
            <table:table-row table:style-name="ro4" table:default-cell-style-name="ce2">
              <table:table-cell>
                <text:p text:style-name="P5">Sim</text:p>
              </table:table-cell>
              <table:table-cell>
                <text:p text:style-name="P5">Não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4" table:default-cell-style-name="ce2">
              <table:table-cell>
                <text:p text:style-name="P5">Não</text:p>
              </table:table-cell>
              <table:table-cell>
                <text:p text:style-name="P5">Sim</text:p>
              </table:table-cell>
              <table:table-cell>
                <text:p text:style-name="P5">0.01</text:p>
              </table:table-cell>
              <table:table-cell>
                <text:p text:style-name="P5">0.99</text:p>
              </table:table-cell>
            </table:table-row>
            <table:table-row table:style-name="ro4" table:default-cell-style-name="ce2">
              <table:table-cell>
                <text:p text:style-name="P5">Não</text:p>
              </table:table-cell>
              <table:table-cell>
                <text:p text:style-name="P5">Não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5cm" svg:height="1.792cm" svg:x="14.523cm" svg:y="9.787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5"/>
            <table:table-row table:style-name="ro5" table:default-cell-style-name="ce1">
              <table:table-cell>
                <text:p text:style-name="P4">Estuda</text:p>
              </table:table-cell>
              <table:table-cell>
                <text:p text:style-name="P4">Básico</text:p>
              </table:table-cell>
              <table:table-cell>
                <text:p text:style-name="P4">Secundário</text:p>
              </table:table-cell>
              <table:table-cell>
                <text:p text:style-name="P4">Universitário</text:p>
              </table:table-cell>
            </table:table-row>
            <table:table-row table:style-name="ro5" table:default-cell-style-name="ce2">
              <table:table-cell>
                <text:p text:style-name="P5">Sim</text:p>
              </table:table-cell>
              <table:table-cell>
                <text:p text:style-name="P5">0</text:p>
              </table:table-cell>
              <table:table-cell>
                <text:p text:style-name="P5">0.50</text:p>
              </table:table-cell>
              <table:table-cell>
                <text:p text:style-name="P5">0.50</text:p>
              </table:table-cell>
            </table:table-row>
            <table:table-row table:style-name="ro6" table:default-cell-style-name="ce2">
              <table:table-cell>
                <text:p text:style-name="P5">Não</text:p>
              </table:table-cell>
              <table:table-cell>
                <text:p text:style-name="P5">1</text:p>
              </table:table-cell>
              <table:table-cell>
                <text:p text:style-name="P5">0.50</text:p>
              </table:table-cell>
              <table:table-cell>
                <text:p text:style-name="P5">0.5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457cm" svg:height="1.723cm" svg:x="3.92cm" svg:y="15.47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4">Cola</text:p>
              </table:table-cell>
              <table:table-cell/>
            </table:table-row>
            <table:table-row table:style-name="ro2" table:default-cell-style-name="ce2">
              <table:table-cell>
                <text:p text:style-name="P5">Sim</text:p>
              </table:table-cell>
              <table:table-cell>
                <text:p text:style-name="P5">0.30</text:p>
              </table:table-cell>
            </table:table-row>
            <table:table-row table:style-name="ro4" table:default-cell-style-name="ce2">
              <table:table-cell>
                <text:p text:style-name="P5">Não</text:p>
              </table:table-cell>
              <table:table-cell>
                <text:p text:style-name="P5">0.7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457cm" svg:height="1.723cm" svg:x="24.746cm" svg:y="9.533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4">Estuda</text:p>
              </table:table-cell>
              <table:table-cell/>
            </table:table-row>
            <table:table-row table:style-name="ro2" table:default-cell-style-name="ce4">
              <table:table-cell>
                <text:p text:style-name="P5">Sim</text:p>
              </table:table-cell>
              <table:table-cell>
                <text:p text:style-name="P5">0.20</text:p>
              </table:table-cell>
            </table:table-row>
            <table:table-row table:style-name="ro4" table:default-cell-style-name="ce4">
              <table:table-cell>
                <text:p text:style-name="P5">Não</text:p>
              </table:table-cell>
              <table:table-cell>
                <text:p text:style-name="P5">0.80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457cm" svg:height="2.036cm" svg:x="14.777cm" svg:y="13.63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7" table:default-cell-style-name="ce1">
              <table:table-cell>
                <text:p text:style-name="P4">Sente-Se Penalizado</text:p>
              </table:table-cell>
              <table:table-cell/>
            </table:table-row>
            <table:table-row table:style-name="ro2" table:default-cell-style-name="ce2">
              <table:table-cell>
                <text:p text:style-name="P5">Sim</text:p>
              </table:table-cell>
              <table:table-cell>
                <text:p text:style-name="P5">0.0074</text:p>
              </table:table-cell>
            </table:table-row>
            <table:table-row table:style-name="ro4" table:default-cell-style-name="ce2">
              <table:table-cell>
                <text:p text:style-name="P5">Não</text:p>
              </table:table-cell>
              <table:table-cell>
                <text:p text:style-name="P5">0.9926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186cm" svg:height="2.036cm" svg:x="22.467cm" svg:y="17.095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7"/>
            <table:table-row table:style-name="ro8" table:default-cell-style-name="ce1">
              <table:table-cell>
                <text:p text:style-name="P4">Sente-se Penalizado</text:p>
              </table:table-cell>
              <table:table-cell>
                <text:p text:style-name="P4">Estuda</text:p>
              </table:table-cell>
              <table:table-cell>
                <text:p text:style-name="P4">Não Estuda</text:p>
              </table:table-cell>
            </table:table-row>
            <table:table-row table:style-name="ro2" table:default-cell-style-name="ce2">
              <table:table-cell>
                <text:p text:style-name="P5">Sim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  <table:table-row table:style-name="ro4" table:default-cell-style-name="ce2">
              <table:table-cell>
                <text:p text:style-name="P5">Não</text:p>
              </table:table-cell>
              <table:table-cell>
                <text:p text:style-name="P5">XXXXX</text:p>
              </table:table-cell>
              <table:table-cell>
                <text:p text:style-name="P5">XXXXX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189cm" svg:height="2.038cm" svg:x="3.013cm" svg:y="17.557cm">
          <table:table table:template-name="orange" table:use-first-row-styles="true" table:use-banding-rows-styles="true">
            <table:table-column table:style-name="co10"/>
            <table:table-column table:style-name="co11"/>
            <table:table-column table:style-name="co11"/>
            <table:table-row table:style-name="ro9" table:default-cell-style-name="ce1">
              <table:table-cell>
                <text:p text:style-name="P4">Sente-se Penalizado</text:p>
              </table:table-cell>
              <table:table-cell>
                <text:p text:style-name="P4">Cola</text:p>
              </table:table-cell>
              <table:table-cell>
                <text:p text:style-name="P4">Não Cola</text:p>
              </table:table-cell>
            </table:table-row>
            <table:table-row table:style-name="ro2" table:default-cell-style-name="ce2">
              <table:table-cell>
                <text:p text:style-name="P5">Sim</text:p>
              </table:table-cell>
              <table:table-cell>
                <text:p text:style-name="P5">0.1891</text:p>
              </table:table-cell>
              <table:table-cell>
                <text:p text:style-name="P5">0.8109</text:p>
              </table:table-cell>
            </table:table-row>
            <table:table-row table:style-name="ro10" table:default-cell-style-name="ce2">
              <table:table-cell>
                <text:p text:style-name="P5">Não</text:p>
              </table:table-cell>
              <table:table-cell>
                <text:p text:style-name="P5">XXXXX</text:p>
              </table:table-cell>
              <table:table-cell>
                <text:p text:style-name="P5">XXXXX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8.254cm" svg:height="5.477cm" svg:x="20.177cm" svg:y="1.536cm">
          <table:table table:template-name="orange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1" table:default-cell-style-name="ce1">
              <table:table-cell>
                <text:p text:style-name="P4">Cola</text:p>
              </table:table-cell>
              <table:table-cell>
                <text:p text:style-name="P4">Estuda</text:p>
              </table:table-cell>
              <table:table-cell>
                <text:p text:style-name="P4">Vê</text:p>
              </table:table-cell>
              <table:table-cell>
                <text:p text:style-name="P4">Secundario</text:p>
              </table:table-cell>
            </table:table-row>
            <table:table-row table:style-name="ro2" table:default-cell-style-name="ce2">
              <table:table-cell>
                <text:p text:style-name="P5">Sim</text:p>
              </table:table-cell>
              <table:table-cell>
                <text:p text:style-name="P5">Sim</text:p>
              </table:table-cell>
              <table:table-cell>
                <text:p text:style-name="P5">Sim</text:p>
              </table:table-cell>
              <table:table-cell>
                <text:p text:style-name="P5">0.4091</text:p>
              </table:table-cell>
            </table:table-row>
            <table:table-row table:style-name="ro12" table:default-cell-style-name="ce2">
              <table:table-cell>
                <text:p text:style-name="P5">Sim</text:p>
              </table:table-cell>
              <table:table-cell>
                <text:p text:style-name="P5">Sim</text:p>
              </table:table-cell>
              <table:table-cell>
                <text:p text:style-name="P5">Não</text:p>
              </table:table-cell>
              <table:table-cell>
                <text:p text:style-name="P5">0</text:p>
              </table:table-cell>
            </table:table-row>
            <table:table-row table:style-name="ro12" table:default-cell-style-name="ce2">
              <table:table-cell>
                <text:p text:style-name="P5">Sim</text:p>
              </table:table-cell>
              <table:table-cell>
                <text:p text:style-name="P5">Não</text:p>
              </table:table-cell>
              <table:table-cell>
                <text:p text:style-name="P5">Sim</text:p>
              </table:table-cell>
              <table:table-cell>
                <text:p text:style-name="P5">0.1023</text:p>
              </table:table-cell>
            </table:table-row>
            <table:table-row table:style-name="ro12" table:default-cell-style-name="ce2">
              <table:table-cell>
                <text:p text:style-name="P5">Sim</text:p>
              </table:table-cell>
              <table:table-cell>
                <text:p text:style-name="P5">Não</text:p>
              </table:table-cell>
              <table:table-cell>
                <text:p text:style-name="P5">Não</text:p>
              </table:table-cell>
              <table:table-cell>
                <text:p text:style-name="P5">0</text:p>
              </table:table-cell>
            </table:table-row>
            <table:table-row table:style-name="ro12" table:default-cell-style-name="ce2">
              <table:table-cell>
                <text:p text:style-name="P5">Não</text:p>
              </table:table-cell>
              <table:table-cell>
                <text:p text:style-name="P5">Sim</text:p>
              </table:table-cell>
              <table:table-cell>
                <text:p text:style-name="P5">Sim</text:p>
              </table:table-cell>
              <table:table-cell>
                <text:p text:style-name="P5">0.0438</text:p>
              </table:table-cell>
            </table:table-row>
            <table:table-row table:style-name="ro12" table:default-cell-style-name="ce2">
              <table:table-cell>
                <text:p text:style-name="P5">Não</text:p>
              </table:table-cell>
              <table:table-cell>
                <text:p text:style-name="P5">Sim</text:p>
              </table:table-cell>
              <table:table-cell>
                <text:p text:style-name="P5">Não</text:p>
              </table:table-cell>
              <table:table-cell>
                <text:p text:style-name="P5">0</text:p>
              </table:table-cell>
            </table:table-row>
            <table:table-row table:style-name="ro12" table:default-cell-style-name="ce2">
              <table:table-cell>
                <text:p text:style-name="P5">Não</text:p>
              </table:table-cell>
              <table:table-cell>
                <text:p text:style-name="P5">Não</text:p>
              </table:table-cell>
              <table:table-cell>
                <text:p text:style-name="P5">Sim</text:p>
              </table:table-cell>
              <table:table-cell>
                <text:p text:style-name="P5">0.0109</text:p>
              </table:table-cell>
            </table:table-row>
            <table:table-row table:style-name="ro12" table:default-cell-style-name="ce2">
              <table:table-cell>
                <text:p text:style-name="P5">Não</text:p>
              </table:table-cell>
              <table:table-cell>
                <text:p text:style-name="P5">Não</text:p>
              </table:table-cell>
              <table:table-cell>
                <text:p text:style-name="P5">Não</text:p>
              </table:table-cell>
              <table:table-cell>
                <text:p text:style-name="P5">0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9.015cm" svg:height="0.652cm" svg:x="10.751cm" svg:y="3.543cm">
          <table:table table:template-name="blue" table:use-first-row-styles="true" table:use-banding-rows-styles="true">
            <table:table-column table:style-name="co16"/>
            <table:table-column table:style-name="co17"/>
            <table:table-row table:style-name="ro3" table:default-cell-style-name="ce5">
              <table:table-cell>
                <text:p text:style-name="P6"><text:span text:style-name="T1">P(A=Secundario | Viu colando ^ Sente-se Penalizado)</text:span></text:p>
              </table:table-cell>
              <table:table-cell>
                <text:p text:style-name="P6"><text:span text:style-name="T1">0.34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6" draw:text-style-name="P7" draw:layer="layout" svg:width="8.509cm" svg:height="2.794cm" svg:x="1.762cm" svg:y="2.143cm">
          <text:p text:style-name="P7">Legenda </text:p>
          <text:p text:style-name="P7">Preto = Fornecidas</text:p>
          <text:p text:style-name="P7">Laranja = Derivadas</text:p>
          <text:p text:style-name="P7">Azul = Resultado Fina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Lucida Sans Unicode" style:font-family-asian="'Lucida Sans Unicode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3" style:family="table-cell" style:parent-style-name="default">
      <loext:graphic-properties draw:fill="solid" draw:fill-color="#9999ff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5:59:49.961388482</meta:creation-date>
    <dc:date>2017-05-25T18:19:40.245903835</dc:date>
    <meta:editing-duration>PT1H7M20S</meta:editing-duration>
    <meta:editing-cycles>1</meta:editing-cycles>
    <meta:document-statistic meta:object-count="23"/>
    <meta:generator>LibreOffice/5.3.3.2$Linux_X86_64 LibreOffice_project/30m0$Build-2</meta:generator>
  </office:meta>
</office:document-meta>
</file>